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9200000592E12AB2D8553F60B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483cm" svg:y="5.637cm">
          <draw:image xlink:href="Pictures/100000000000059200000592E12AB2D8553F60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42:11.428045378</meta:creation-date>
    <dc:date>2018-05-03T16:42:31.463800671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